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89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89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000000" draw:marker-start="Arrowheads_20_25" draw:marker-start-width="0.421cm" draw:marker-end="Arrowheads_20_26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="Arrowheads_20_27" draw:marker-start-width="0.4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e994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e16173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custom-shape draw:style-name="gr1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5.98cm">
              <text:p text:style-name="P1"><text:span text:style-name="T1">Program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7.985cm">
              <text:p text:style-name="P1"><text:span text:style-name="T1">Dat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8.755cm" svg:height="3.712cm" svg:x="9.414cm" svg:y="6.678cm">
              <text:p text:style-name="P1"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3.175cm" svg:height="3.175cm" svg:x="14.66cm" svg:y="6.985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7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6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3" draw:layer="layout" svg:width="8.755cm" svg:height="1.018cm" svg:x="9.418cm" svg:y="5.08cm">
              <text:p text:style-name="P1"><text:span text:style-name="T5">Control </text:span><text:span text:style-name="T5">Un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2" draw:text-style-name="P8" draw:layer="layout" svg:width="3.175cm" svg:height="1.27cm" svg:x="3.175cm" svg:y="5.98cm">
              <text:p text:style-name="P1"><text:span text:style-name="T2">Displa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3.175cm" svg:y="7.985cm">
              <text:p text:style-name="P1"><text:span text:style-name="T2">Input Devic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3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6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3.175cm" svg:height="1.27cm" svg:x="3.745cm" svg:y="5.98cm">
            <text:p text:style-name="P1"><text:span text:style-name="T2">Displa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4" draw:text-style-name="P5" xml:id="id11" draw:id="id11" draw:layer="layout" svg:width="1.905cm" svg:height="1.27cm" svg:x="14.19cm" svg:y="12.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1.905cm" svg:height="1.27cm" svg:x="19.595cm" svg:y="4.93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1.905cm" svg:height="1.27cm" svg:x="10.827cm" svg:y="7.54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4" draw:text-style-name="P5" xml:id="id12" draw:id="id12" draw:layer="layout" svg:width="1.905cm" svg:height="1.27cm" svg:x="16.73cm" svg:y="12.7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1.905cm" svg:height="1.27cm" svg:x="10.833cm" svg:y="4.93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1.905cm" svg:height="1.27cm" svg:x="10.825cm" svg:y="9.94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6" draw:id="id6" draw:layer="layout" svg:width="1.905cm" svg:height="1.27cm" svg:x="13.573cm" svg:y="4.936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15" draw:text-style-name="P3" xml:id="id9" draw:id="id9" draw:layer="layout" svg:width="4.445cm" svg:height="1.212cm" svg:x="14.132cm" svg:y="9.95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4.445cm" svg:height="1.27cm" svg:x="14.132cm" svg:y="7.54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7" draw:text-style-name="P10" xml:id="id7" draw:id="id7" draw:layer="layout" svg:width="3.175cm" svg:height="1.27cm" svg:x="6.35cm" svg:y="9.941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8" draw:text-style-name="P10" xml:id="id8" draw:id="id8" draw:layer="layout" svg:width="3.81cm" svg:height="1.27cm" svg:x="9.845cm" svg:y="12.691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9" draw:text-style-name="P4" xml:id="id1" draw:id="id1" draw:layer="layout" svg:width="4.157cm" svg:height="1.27cm" svg:x="9.733cm" svg:y="2.396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0" draw:text-style-name="P11" draw:layer="layout" draw:type="line" svg:x1="11.811cm" svg:y1="3.666cm" svg:x2="11.785cm" svg:y2="4.936cm" draw:start-shape="id1" draw:end-shape="id2" draw:end-glue-point="0" svg:d="M11811 3666l-26 1270" svg:viewBox="0 0 27 1271">
          <text:p/>
        </draw:connector>
        <draw:connector draw:style-name="gr21" draw:text-style-name="P11" draw:layer="layout" draw:type="line" svg:x1="11.785cm" svg:y1="6.206cm" svg:x2="11.779cm" svg:y2="7.542cm" draw:start-shape="id2" draw:start-glue-point="2" draw:end-shape="id3" draw:end-glue-point="0" svg:d="M11785 6206l-6 1336" svg:viewBox="0 0 7 1337">
          <text:p/>
        </draw:connector>
        <draw:connector draw:style-name="gr22" draw:text-style-name="P11" draw:layer="layout" draw:type="line" svg:x1="11.777cm" svg:y1="9.941cm" svg:x2="11.779cm" svg:y2="8.812cm" draw:start-shape="id4" draw:start-glue-point="0" draw:end-shape="id3" draw:end-glue-point="2" svg:d="M11777 9941l2-1129" svg:viewBox="0 0 3 1130">
          <text:p/>
        </draw:connector>
        <draw:connector draw:style-name="gr23" draw:text-style-name="P11" draw:layer="layout" draw:type="line" svg:x1="14.132cm" svg:y1="8.177cm" svg:x2="12.732cm" svg:y2="8.177cm" draw:start-shape="id5" draw:start-glue-point="3" draw:end-shape="id3" draw:end-glue-point="1" svg:d="M14132 8177h-1400" svg:viewBox="0 0 1401 1">
          <text:p/>
        </draw:connector>
        <draw:connector draw:style-name="gr24" draw:text-style-name="P11" draw:layer="layout" draw:line-skew="-0.033cm" svg:x1="14.525cm" svg:y1="6.206cm" svg:x2="11.779cm" svg:y2="7.542cm" draw:start-shape="id6" draw:start-glue-point="2" draw:end-shape="id3" draw:end-glue-point="0" svg:d="M14525 6206v635h-2746v701" svg:viewBox="0 0 2747 1337">
          <text:p/>
        </draw:connector>
        <draw:connector draw:style-name="gr25" draw:text-style-name="P11" draw:layer="layout" draw:line-skew="-1.03cm" svg:x1="10.827cm" svg:y1="8.177cm" svg:x2="9.733cm" svg:y2="3.031cm" draw:start-shape="id3" draw:start-glue-point="3" draw:end-shape="id1" draw:end-glue-point="3" svg:d="M10827 8177h-2652v-5146h1558" svg:viewBox="0 0 2653 5147">
          <text:p/>
        </draw:connector>
        <draw:connector draw:style-name="gr26" draw:text-style-name="P11" draw:layer="layout" draw:type="line" svg:x1="10.825cm" svg:y1="10.576cm" svg:x2="9.525cm" svg:y2="10.576cm" draw:start-shape="id4" draw:start-glue-point="3" draw:end-shape="id7" draw:end-glue-point="1" svg:d="M10825 10576h-1300" svg:viewBox="0 0 1301 1">
          <text:p/>
        </draw:connector>
        <draw:connector draw:style-name="gr27" draw:text-style-name="P11" draw:layer="layout" draw:type="line" svg:x1="11.75cm" svg:y1="12.691cm" svg:x2="11.777cm" svg:y2="11.211cm" draw:start-shape="id8" draw:start-glue-point="0" draw:end-shape="id4" draw:end-glue-point="2" svg:d="M11750 12691l27-1480" svg:viewBox="0 0 28 1481">
          <text:p/>
        </draw:connector>
        <draw:connector draw:style-name="gr28" draw:text-style-name="P11" draw:layer="layout" draw:type="line" svg:x1="12.73cm" svg:y1="10.576cm" svg:x2="14.132cm" svg:y2="10.562cm" draw:start-shape="id4" draw:start-glue-point="1" draw:end-shape="id9" draw:end-glue-point="3" svg:d="M12730 10576l1402-14" svg:viewBox="0 0 1403 15">
          <text:p/>
        </draw:connector>
        <draw:connector draw:style-name="gr29" draw:text-style-name="P11" draw:layer="layout" svg:x1="20.547cm" svg:y1="6.206cm" svg:x2="18.577cm" svg:y2="10.562cm" draw:start-shape="id10" draw:start-glue-point="2" draw:end-shape="id9" draw:end-glue-point="1" svg:d="M20547 6206v4356h-1970" svg:viewBox="0 0 1971 4357">
          <text:p/>
        </draw:connector>
        <draw:connector draw:style-name="gr30" draw:text-style-name="P11" draw:layer="layout" svg:x1="15.142cm" svg:y1="12.7cm" svg:x2="16.354cm" svg:y2="11.168cm" draw:start-shape="id11" draw:start-glue-point="0" draw:end-shape="id9" draw:end-glue-point="2" svg:d="M15142 12700v-766h1212v-766" svg:viewBox="0 0 1213 1533">
          <text:p/>
        </draw:connector>
        <draw:connector draw:style-name="gr31" draw:text-style-name="P11" draw:layer="layout" svg:x1="17.682cm" svg:y1="12.7cm" svg:x2="16.354cm" svg:y2="11.168cm" draw:start-shape="id12" draw:start-glue-point="0" draw:end-shape="id9" draw:end-glue-point="2" svg:d="M17682 12700v-766h-1328v-766" svg:viewBox="0 0 1329 1533">
          <text:p/>
        </draw:connector>
        <draw:frame draw:style-name="gr32" draw:text-style-name="P12" draw:layer="layout" svg:width="2.123cm" svg:height="0.645cm" svg:x="16.42cm" svg:y="6.985cm">
          <draw:text-box>
            <text:p><text:span text:style-name="T6">address </text:span><text:span text:style-name="T6">in</text:span></text:p>
          </draw:text-box>
        </draw:frame>
        <draw:frame draw:style-name="gr32" draw:text-style-name="P12" draw:layer="layout" svg:width="0.781cm" svg:height="0.763cm" svg:x="14.48cm" svg:y="6.15cm">
          <draw:text-box>
            <text:p><text:span text:style-name="T2">Z</text:span></text:p>
          </draw:text-box>
        </draw:frame>
        <draw:frame draw:style-name="gr32" draw:text-style-name="P12" draw:layer="layout" svg:width="1.239cm" svg:height="0.763cm" svg:x="11.726cm" svg:y="6.13cm">
          <draw:text-box>
            <text:p><text:span text:style-name="T2">A</text:span><text:span text:style-name="T2">,</text:span><text:span text:style-name="T2">V</text:span></text:p>
          </draw:text-box>
        </draw:frame>
        <draw:frame draw:style-name="gr32" draw:text-style-name="P12" draw:layer="layout" svg:width="0.781cm" svg:height="0.763cm" svg:x="11.721cm" svg:y="9.19cm">
          <draw:text-box>
            <text:p><text:span text:style-name="T2">Z</text:span></text:p>
          </draw:text-box>
        </draw:frame>
        <draw:connector draw:style-name="gr33" draw:text-style-name="P11" draw:layer="layout" svg:x1="19.595cm" svg:y1="5.571cm" svg:x2="16.354cm" svg:y2="7.542cm" draw:start-shape="id10" draw:start-glue-point="3" draw:end-shape="id5" draw:end-glue-point="0" svg:d="M19595 5571h-3241v1971" svg:viewBox="0 0 3242 1972">
          <text:p/>
        </draw:connector>
        <draw:connector draw:style-name="gr34" draw:text-style-name="P11" draw:layer="layout" draw:type="curve" svg:x1="13.89cm" svg:y1="3.031cm" svg:x2="16.542cm" svg:y2="1.441cm" draw:start-shape="id1" draw:start-glue-point="1" svg:d="M13890 3031c2383 0 1058-1590 2652-1590" svg:viewBox="0 0 2653 1591">
          <text:p/>
        </draw:connector>
        <draw:connector draw:style-name="gr35" draw:text-style-name="P11" draw:layer="layout" draw:type="curve" svg:x1="13.89cm" svg:y1="3.031cm" svg:x2="16.606cm" svg:y2="2.086cm" draw:start-shape="id1" draw:start-glue-point="1" svg:d="M13890 3031c2431 0 1074-945 2716-945" svg:viewBox="0 0 2717 946">
          <text:p/>
        </draw:connector>
        <draw:connector draw:style-name="gr36" draw:text-style-name="P11" draw:layer="layout" draw:type="curve" svg:x1="13.89cm" svg:y1="3.031cm" svg:x2="16.628cm" svg:y2="2.796cm" draw:start-shape="id1" draw:start-glue-point="1" svg:d="M13890 3031c2448 0 1079-235 2738-235" svg:viewBox="0 0 2739 236">
          <text:p/>
        </draw:connector>
        <draw:connector draw:style-name="gr37" draw:text-style-name="P11" draw:layer="layout" draw:type="curve" svg:x1="13.89cm" svg:y1="3.031cm" svg:x2="16.649cm" svg:y2="4.173cm" draw:start-shape="id1" draw:start-glue-point="1" svg:d="M13890 3031c2464 0 1085 1142 2759 1142" svg:viewBox="0 0 2760 1143">
          <text:p/>
        </draw:connector>
        <draw:frame draw:style-name="gr7" draw:text-style-name="P6" draw:layer="layout" svg:width="0.784cm" svg:height="0.763cm" svg:x="15.875cm" svg:y="3.031cm">
          <draw:text-box>
            <text:p><text:span text:style-name="T2">⋮</text:span></text:p>
          </draw:text-box>
        </draw:frame>
        <draw:frame draw:style-name="gr32" draw:text-style-name="P13" draw:layer="layout" svg:width="5.506cm" svg:height="0.725cm" svg:x="13.96cm" svg:y="0.486cm">
          <draw:text-box>
            <text:p><text:span text:style-name="T3">C</text:span><text:span text:style-name="T3">o</text:span><text:span text:style-name="T3">n</text:span><text:span text:style-name="T3">tr</text:span><text:span text:style-name="T3">o</text:span><text:span text:style-name="T3">l </text:span><text:span text:style-name="T3">s</text:span><text:span text:style-name="T3">i</text:span><text:span text:style-name="T3">g</text:span><text:span text:style-name="T3">n</text:span><text:span text:style-name="T3">a</text:span><text:span text:style-name="T3">l</text:span><text:span text:style-name="T3">s </text:span><text:span text:style-name="T3">t</text:span><text:span text:style-name="T3">o 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s</text:span></text:p>
          </draw:text-box>
        </draw:frame>
        <draw:frame draw:style-name="gr32" draw:text-style-name="P12" draw:layer="layout" svg:width="2.123cm" svg:height="0.645cm" svg:x="16.454cm" svg:y="11.102cm">
          <draw:text-box>
            <text:p><text:span text:style-name="T6">addr</text:span><text:span text:style-name="T6">ess </text:span><text:span text:style-name="T6">in</text:span></text:p>
          </draw:text-box>
        </draw:frame>
        <draw:frame draw:style-name="gr32" draw:text-style-name="P12" draw:layer="layout" svg:width="2.136cm" svg:height="0.645cm" svg:x="19.05cm" svg:y="10.562cm">
          <draw:text-box>
            <text:p><text:span text:style-name="T6">data </text:span><text:span text:style-name="T6">in/ou</text:span><text:span text:style-name="T6">t</text:span></text:p>
          </draw:text-box>
        </draw:frame>
        <draw:frame draw:style-name="gr32" draw:text-style-name="P12" draw:layer="layout" svg:width="1.357cm" svg:height="1.039cm" svg:x="12.813cm" svg:y="10.731cm">
          <draw:text-box>
            <text:p text:style-name="P1"><text:span text:style-name="T6">dat</text:span><text:span text:style-name="T6">a </text:span><text:span text:style-name="T6"><text:line-break/></text:span><text:span text:style-name="T6">in/o</text:span><text:span text:style-name="T6">ut</text:span></text:p>
          </draw:text-box>
        </draw:frame>
        <draw:frame draw:style-name="gr32" draw:text-style-name="P12" draw:layer="layout" svg:width="1.281cm" svg:height="1.039cm" svg:x="12.904cm" svg:y="8.277cm">
          <draw:text-box>
            <text:p text:style-name="P1"><text:span text:style-name="T6">data </text:span><text:span text:style-name="T6"><text:line-break/></text:span><text:span text:style-name="T6">out</text:span></text:p>
          </draw:text-box>
        </draw:frame>
        <draw:frame draw:style-name="gr32" draw:text-style-name="P12" draw:layer="layout" svg:width="1.239cm" svg:height="0.763cm" svg:x="11.727cm" svg:y="3.631cm">
          <draw:text-box>
            <text:p><text:span text:style-name="T2">A,V</text:span></text:p>
          </draw:text-box>
        </draw:frame>
        <draw:frame draw:style-name="gr32" draw:text-style-name="P12" draw:layer="layout" svg:width="0.718cm" svg:height="0.683cm" svg:x="12.175cm" svg:y="4.848cm">
          <draw:text-box>
            <text:p><text:span text:style-name="T7">4</text:span></text:p>
          </draw:text-box>
        </draw:frame>
        <draw:frame draw:style-name="gr32" draw:text-style-name="P12" draw:layer="layout" svg:width="0.718cm" svg:height="0.683cm" svg:x="14.909cm" svg:y="4.849cm">
          <draw:text-box>
            <text:p><text:span text:style-name="T7">8</text:span></text:p>
          </draw:text-box>
        </draw:frame>
        <draw:frame draw:style-name="gr32" draw:text-style-name="P12" draw:layer="layout" svg:width="0.934cm" svg:height="0.683cm" svg:x="20.755cm" svg:y="4.85cm">
          <draw:text-box>
            <text:p><text:span text:style-name="T7">16</text:span></text:p>
          </draw:text-box>
        </draw:frame>
        <draw:frame draw:style-name="gr32" draw:text-style-name="P12" draw:layer="layout" svg:width="0.934cm" svg:height="0.683cm" svg:x="17.899cm" svg:y="12.617cm">
          <draw:text-box>
            <text:p><text:span text:style-name="T7">16</text:span></text:p>
          </draw:text-box>
        </draw:frame>
        <draw:frame draw:style-name="gr32" draw:text-style-name="P12" draw:layer="layout" svg:width="0.718cm" svg:height="0.683cm" svg:x="15.511cm" svg:y="12.618cm">
          <draw:text-box>
            <text:p><text:span text:style-name="T7">8</text:span></text:p>
          </draw:text-box>
        </draw:frame>
        <draw:frame draw:style-name="gr32" draw:text-style-name="P12" draw:layer="layout" svg:width="0.718cm" svg:height="0.683cm" svg:x="12.167cm" svg:y="9.863cm">
          <draw:text-box>
            <text:p><text:span text:style-name="T7">8</text:span></text:p>
          </draw:text-box>
        </draw:frame>
        <draw:frame draw:style-name="gr32" draw:text-style-name="P12" draw:layer="layout" svg:width="0.718cm" svg:height="0.683cm" svg:x="12.189cm" svg:y="7.498cm">
          <draw:text-box>
            <text:p><text:span text:style-name="T7">8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3-10-22T13:18:20.915970588</dc:date>
    <meta:editing-duration>PT19M51S</meta:editing-duration>
    <meta:editing-cycles>4</meta:editing-cycles>
    <meta:generator>LibreOffice/7.3.7.2$Linux_X86_64 LibreOffice_project/30$Build-2</meta:generator>
    <meta:document-statistic meta:object-count="116"/>
  </office:meta>
</office:document-meta>
</file>